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1" table:default-cell-style-name="ce1"/>
        <table:table-row table:style-name="ro1">
          <table:table-cell table:style-name="ce2" office:value-type="string" calcext:value-type="string">
            <text:p><text:s text:c="27"/>EXPOSITOR N° 09: </text:p>
          </table:table-cell>
          <table:table-cell table:style-name="ce2" table:number-columns-repeated="2"/>
          <table:table-cell table:style-name="Default"/>
        </table:table-row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POSICAO</text:p>
          </table:table-cell>
          <table:table-cell/>
        </table:table-row>
        <table:table-row table:style-name="ro1">
          <table:table-cell office:value-type="float" office:value="1107936" calcext:value-type="float">
            <text:p>1107936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6093" calcext:value-type="float">
            <text:p>1066093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95000" calcext:value-type="float">
            <text:p>109500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09540" calcext:value-type="float">
            <text:p>110954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00078" calcext:value-type="float">
            <text:p>1100078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65029" calcext:value-type="float">
            <text:p>1065029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119441" calcext:value-type="float">
            <text:p>1119441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067170" calcext:value-type="float">
            <text:p>1067170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76106" calcext:value-type="float">
            <text:p>1076106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62243" calcext:value-type="float">
            <text:p>1062243</text:p>
          </table:table-cell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095683" calcext:value-type="float">
            <text:p>1095683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093308" calcext:value-type="float">
            <text:p>109330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083999" calcext:value-type="float">
            <text:p>1083999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063082" calcext:value-type="float">
            <text:p>1063082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062761" calcext:value-type="float">
            <text:p>1062761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062130" calcext:value-type="float">
            <text:p>1062130</text:p>
          </table:table-cell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062262" calcext:value-type="float">
            <text:p>1062262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062152" calcext:value-type="float">
            <text:p>1062152</text:p>
          </table:table-cell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097267" calcext:value-type="float">
            <text:p>1097267</text:p>
          </table:table-cell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065450" calcext:value-type="float">
            <text:p>106545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62756" calcext:value-type="float">
            <text:p>1062756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062407" calcext:value-type="float">
            <text:p>106240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062484" calcext:value-type="float">
            <text:p>1062484</text:p>
          </table:table-cell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062760" calcext:value-type="float">
            <text:p>1062760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091926" calcext:value-type="float">
            <text:p>1091926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95629" calcext:value-type="float">
            <text:p>1095629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s/código</text:p>
          </table:table-cell>
          <table:table-cell office:value-type="float" office:value="66220132" calcext:value-type="float">
            <text:p>66220132</text:p>
          </table:table-cell>
          <table:table-cell office:value-type="float" office:value="27" calcext:value-type="float">
            <text:p>2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4">00/00/0000</text:date>, <text:time style:data-style-name="N2" text:time-value="14:03:49.97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8T17:55:34.976000000</meta:creation-date>
    <dc:date>2023-10-04T14:04:04.394000000</dc:date>
    <meta:editing-duration>PT3M12S</meta:editing-duration>
    <meta:editing-cycles>3</meta:editing-cycles>
    <meta:generator>LibreOffice/6.0.5.2$Windows_X86_64 LibreOffice_project/54c8cbb85f300ac59db32fe8a675ff7683cd5a16</meta:generator>
    <meta:document-statistic meta:table-count="1" meta:cell-count="59" meta:object-count="0"/>
  </office:meta>
</office:document-meta>
</file>